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956cm" fo:min-width="6.406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2cm" fo:min-width="3.05cm" fo:padding-top="0.15cm" fo:padding-bottom="0.15cm" fo:padding-left="0.275cm" fo:padding-right="0.275cm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-width="0.28cm" draw:marker-end="線條箭頭_20_1" draw:marker-end-width="0.3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47cm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-width="0.28cm" draw:marker-end="線條箭頭_20_2" draw:marker-end-width="0.3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fo:min-height="0.949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"/>
    </style:style>
    <style:style style:name="P2" style:family="paragraph">
      <loext:graphic-properties draw:fill="none"/>
      <style:paragraph-properties fo:text-align="center" style:writing-mode="lr-tb"/>
      <style:text-properties style:font-name="Arial"/>
    </style:style>
    <style:style style:name="P3" style:family="paragraph">
      <style:paragraph-properties fo:text-align="center" style:writing-mode="lr-tb"/>
      <style:text-properties style:font-name="Arial" fo:font-size="14pt" style:font-size-asian="14pt" style:font-size-complex="14pt"/>
    </style:style>
    <style:style style:name="P4" style:family="paragraph">
      <loext:graphic-properties draw:fill="none"/>
      <style:paragraph-properties fo:text-align="center" style:writing-mode="lr-tb"/>
      <style:text-properties style:font-name="Arial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font-name="Arial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Arial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g>
          <draw:custom-shape draw:style-name="gr1" draw:text-style-name="P2" xml:id="id3" draw:id="id3" draw:layer="layout" svg:width="7.2cm" svg:height="2.5cm" svg:x="4.3cm" svg:y="0.3cm">
            <text:p text:style-name="P1"><text:span text:style-name="T1">n</text:span><text:span text:style-name="T2"> agents in </text:span><text:span text:style-name="T1">m</text:span><text:span text:style-name="T2"> groups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xml:id="id2" draw:id="id2" draw:layer="layout" svg:width="7.2cm" svg:height="2.5cm" svg:x="4.239cm" svg:y="12.361cm">
            <text:p text:style-name="P1"><text:span text:style-name="T2">A stable state is obtained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xml:id="id4" draw:id="id4" draw:layer="layout" svg:width="7.2cm" svg:height="2.5cm" svg:x="13.002cm" svg:y="0.302cm">
            <text:p text:style-name="P1"><text:span text:style-name="T2">Compute the reward and gradient of each ag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4" xml:id="id5" draw:id="id5" draw:layer="layout" svg:width="7.2cm" svg:height="2.5cm" svg:x="13.013cm" svg:y="4.3cm">
            <text:p text:style-name="P3"><text:span text:style-name="T2">Adjust each agent’s opinion by adding the learning rate times its gradient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1" draw:id="id1" draw:layer="layout" svg:width="7.2cm" svg:height="3cm" svg:x="13.039cm" svg:y="12.113cm">
            <text:p text:style-name="P1"><text:span text:style-name="T2"/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3" draw:text-style-name="P5" draw:layer="layout" draw:type="line" svg:x1="13.039cm" svg:y1="13.613cm" svg:x2="11.439cm" svg:y2="13.611cm" draw:start-shape="id1" draw:start-glue-point="5" draw:end-shape="id2" draw:end-glue-point="1" svg:d="M13039 13613l-1600-2" svg:viewBox="0 0 1601 3">
            <text:p/>
          </draw:connector>
          <draw:frame draw:style-name="gr4" draw:text-style-name="P7" draw:layer="layout" svg:width="1.5cm" svg:height="0.797cm" svg:x="11.7cm" svg:y="12.607cm">
            <draw:text-box>
              <text:p text:style-name="P6"><text:span text:style-name="T2">yes</text:span></text:p>
            </draw:text-box>
          </draw:frame>
          <draw:connector draw:style-name="gr3" draw:text-style-name="P5" draw:layer="layout" draw:type="line" svg:x1="11.5cm" svg:y1="1.55cm" svg:x2="13.002cm" svg:y2="1.552cm" draw:start-shape="id3" draw:start-glue-point="1" draw:end-shape="id4" draw:end-glue-point="3" svg:d="M11500 1550l1502 2" svg:viewBox="0 0 1503 3">
            <text:p/>
          </draw:connector>
          <draw:connector draw:style-name="gr3" draw:text-style-name="P5" draw:layer="layout" draw:type="line" svg:x1="16.602cm" svg:y1="2.802cm" svg:x2="16.613cm" svg:y2="4.3cm" draw:start-shape="id4" draw:start-glue-point="2" draw:end-shape="id5" draw:end-glue-point="0" svg:d="M16602 2802l11 1498" svg:viewBox="0 0 12 1499">
            <text:p/>
          </draw:connector>
          <draw:connector draw:style-name="gr3" draw:text-style-name="P5" draw:layer="layout" draw:type="line" svg:x1="16.613cm" svg:y1="6.8cm" svg:x2="16.614cm" svg:y2="8.201cm" draw:start-shape="id5" draw:start-glue-point="2" draw:end-shape="id6" draw:end-glue-point="0" svg:d="M16613 6800l1 1401" svg:viewBox="0 0 2 1402">
            <text:p/>
          </draw:connector>
          <draw:connector draw:style-name="gr5" draw:text-style-name="P5" draw:layer="layout" draw:type="lines" draw:line-skew="1.135cm 1.171cm" svg:x1="20.239cm" svg:y1="13.613cm" svg:x2="20.202cm" svg:y2="1.552cm" draw:start-shape="id1" draw:start-glue-point="7" draw:end-shape="id4" svg:d="M20239 13613h1661l-1-12061h-1697" svg:viewBox="0 0 1699 12062">
            <text:p/>
          </draw:connector>
          <draw:frame draw:style-name="gr4" draw:text-style-name="P7" draw:layer="layout" svg:width="1.4cm" svg:height="0.797cm" svg:x="21.9cm" svg:y="6.703cm">
            <draw:text-box>
              <text:p text:style-name="P6"><text:span text:style-name="T2">no</text:span></text:p>
            </draw:text-box>
          </draw:frame>
          <draw:custom-shape draw:style-name="gr1" draw:text-style-name="P4" xml:id="id6" draw:id="id6" draw:layer="layout" svg:width="7.2cm" svg:height="2.5cm" svg:x="13.014cm" svg:y="8.201cm">
            <text:p text:style-name="P3"><text:span text:style-name="T2">Adjust each agent’s opinion by projecting it onto the feasible space if necessary 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5" draw:layer="layout" draw:type="line" svg:x1="16.614cm" svg:y1="10.701cm" svg:x2="16.639cm" svg:y2="12.113cm" draw:start-shape="id6" draw:start-glue-point="2" draw:end-shape="id1" draw:end-glue-point="4" svg:d="M16614 10701l25 1412" svg:viewBox="0 0 26 1413">
            <text:p/>
          </draw:connector>
          <draw:frame draw:style-name="gr6" draw:text-style-name="P5" draw:layer="layout" svg:width="4.524cm" svg:height="1.199cm" svg:x="14.393cm" svg:y="13cm">
            <draw:text-box>
              <text:p text:style-name="P8"><text:span text:style-name="T2">Agents’ opinions </text:span></text:p>
              <text:p text:style-name="P8"><text:span text:style-name="T2">are unchanged? </text:span></text:p>
            </draw:text-box>
          </draw:frame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條箭頭_20_1" draw:display-name="線條箭頭 1" svg:viewBox="0 0 20 20" svg:d="M0 20l10-20 10 20z"/>
    <draw:marker draw:name="線條箭頭_20_2" draw:display-name="線條箭頭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5T19:50:51.511000000</meta:creation-date>
    <dc:date>2023-06-02T21:34:11.978000000</dc:date>
    <meta:editing-duration>PT23M33S</meta:editing-duration>
    <meta:editing-cycles>7</meta:editing-cycles>
    <meta:generator>LibreOffice/7.2.7.2$Windows_X86_64 LibreOffice_project/8d71d29d553c0f7dcbfa38fbfda25ee34cce99a2</meta:generator>
    <meta:document-statistic meta:object-count="39"/>
  </office:meta>
</office:document-meta>
</file>